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0c369c" officeooo:paragraph-rsid="000c369c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none" fo:font-weight="normal" officeooo:rsid="000c369c" officeooo:paragraph-rsid="000c369c" style:font-size-asian="15pt" style:font-weight-asian="normal" style:font-size-complex="15pt" style:font-weight-complex="normal"/>
    </style:style>
    <style:style style:name="P3" style:family="paragraph" style:parent-style-name="Standard" style:list-style-name="L1">
      <style:text-properties fo:font-size="15pt" style:text-underline-style="none" fo:font-weight="normal" officeooo:rsid="000c369c" officeooo:paragraph-rsid="000c369c" style:font-size-asian="15pt" style:font-weight-asian="normal" style:font-size-complex="15pt" style:font-weight-complex="normal"/>
    </style:style>
    <style:style style:name="P4" style:family="paragraph" style:parent-style-name="Standard" style:list-style-name="L2">
      <style:text-properties fo:font-size="15pt" style:text-underline-style="none" fo:font-weight="normal" officeooo:rsid="000c369c" officeooo:paragraph-rsid="000c369c" style:font-size-asian="15pt" style:font-weight-asian="normal" style:font-size-complex="15pt" style:font-weight-complex="normal"/>
    </style:style>
    <style:style style:name="P5" style:family="paragraph" style:parent-style-name="Standard" style:list-style-name="L2">
      <style:text-properties fo:font-size="15pt" style:text-underline-style="none" fo:font-weight="normal" officeooo:rsid="000cd07f" officeooo:paragraph-rsid="000cd07f" style:font-size-asian="15pt" style:font-weight-asian="normal" style:font-size-complex="1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</text:p>
      <text:list xml:id="list5776625499335058913" text:style-name="L1">
        <text:list-item>
          <text:p text:style-name="P3">data structures in python</text:p>
          <text:list>
            <text:list-item>
              <text:p text:style-name="P3">list</text:p>
            </text:list-item>
            <text:list-item>
              <text:p text:style-name="P3">dictionary</text:p>
            </text:list-item>
            <text:list-item>
              <text:p text:style-name="P3">tuple</text:p>
            </text:list-item>
            <text:list-item>
              <text:p text:style-name="P3">set</text:p>
            </text:list-item>
            <text:list-item>
              <text:p text:style-name="P3">frozen set</text:p>
            </text:list-item>
            <text:list-item>
              <text:p text:style-name="P3">string (maybe)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1">Linked List</text:p>
      <text:list xml:id="list8056675997779918196" text:style-name="L2">
        <text:list-item>
          <text:p text:style-name="P4">data structure → single/double</text:p>
        </text:list-item>
        <text:list-item>
          <text:p text:style-name="P4">adv→add or remove from the begin. in constant time</text:p>
        </text:list-item>
        <text:list-item>
          <text:p text:style-name="P5">in c,c++ etc, u need memory allocation and deallocation in case of linked list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1:21:04.360710202</meta:creation-date>
    <meta:generator>LibreOffice/5.1.6.2$Linux_X86_64 LibreOffice_project/10m0$Build-2</meta:generator>
    <dc:date>2018-03-15T19:03:39.868170888</dc:date>
    <meta:editing-duration>PT7H21M59S</meta:editing-duration>
    <meta:editing-cycles>1</meta:editing-cycles>
    <meta:document-statistic meta:table-count="0" meta:image-count="0" meta:object-count="0" meta:page-count="1" meta:paragraph-count="13" meta:word-count="53" meta:character-count="255" meta:non-whitespace-character-count="225"/>
  </office:meta>
</office:document-meta>
</file>